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ono" svg:font-family="Mono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Mono" fo:font-size="7pt" style:font-size-asian="7pt" style:font-size-complex="7pt"/>
    </style:style>
    <style:style style:name="P2" style:family="paragraph" style:parent-style-name="Text_20_body">
      <style:paragraph-properties fo:margin-top="0cm" fo:margin-bottom="0.146cm" loext:contextual-spacing="false" fo:line-height="100%"/>
    </style:style>
    <style:style style:name="P3" style:family="paragraph" style:parent-style-name="Standard">
      <style:text-properties style:font-name="Mono" fo:font-size="8pt" officeooo:rsid="000f5963" style:font-size-asian="8pt" style:font-size-complex="8pt"/>
    </style:style>
    <style:style style:name="P4" style:family="paragraph" style:parent-style-name="Standard">
      <style:text-properties style:font-name="Mono" fo:font-size="8pt" officeooo:rsid="0013fce8" officeooo:paragraph-rsid="0013fce8" style:font-size-asian="8pt" style:font-size-complex="8pt"/>
    </style:style>
    <style:style style:name="P5" style:family="paragraph" style:parent-style-name="Standard">
      <style:text-properties style:font-name="Mono" fo:font-size="8pt" officeooo:rsid="0017151d" officeooo:paragraph-rsid="0017151d" style:font-size-asian="8pt" style:font-size-complex="8pt"/>
    </style:style>
    <style:style style:name="P6" style:family="paragraph" style:parent-style-name="Standard">
      <style:text-properties officeooo:rsid="0013fce8" officeooo:paragraph-rsid="0013fce8"/>
    </style:style>
    <style:style style:name="P7" style:family="paragraph" style:parent-style-name="Standard">
      <style:text-properties officeooo:paragraph-rsid="0015bae3"/>
    </style:style>
    <style:style style:name="T1" style:family="text">
      <style:text-properties style:font-name="Mono" fo:font-size="8pt" officeooo:rsid="0013fce8" style:font-size-asian="8pt" style:font-size-complex="8pt"/>
    </style:style>
    <style:style style:name="T2" style:family="text">
      <style:text-properties style:font-name="Mono" fo:font-size="8pt" officeooo:rsid="0015bae3" style:font-size-asian="8pt" style:font-size-complex="8pt"/>
    </style:style>
    <style:style style:name="T3" style:family="text">
      <style:text-properties officeooo:rsid="0015bae3"/>
    </style:style>
    <style:style style:name="T4" style:family="text">
      <style:text-properties officeooo:rsid="0017f359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Test Coverage</text:h>
      <text:p text:style-name="Standard"/>
      <text:p text:style-name="P6">Initial project test coverage:</text:p>
      <text:p text:style-name="P6"/>
      <text:p text:style-name="P3">-----------------------------|----------|----------|----------|----------|----------------|</text:p>
      <text:p text:style-name="P3">File <text:s text:c="24"/>| <text:s/>% Stmts | % Branch | <text:s/>% Funcs | <text:s/>% Lines |Uncovered Lines |</text:p>
      <text:p text:style-name="P3">-----------------------------|----------|----------|----------|----------|----------------|</text:p>
      <text:p text:style-name="P3"><text:s/>contracts/ <text:s text:c="17"/>| <text:s text:c="4"/>46.9 | <text:s text:c="3"/>33.77 | <text:s text:c="3"/>45.16 | <text:s text:c="3"/>45.22 | <text:s text:c="15"/>|</text:p>
      <text:p text:style-name="P3"><text:s text:c="2"/>Contribution.sol <text:s text:c="10"/>| <text:s text:c="3"/>64.37 | <text:s text:c="4"/>35.9 | <text:s text:c="3"/>52.38 | <text:s text:c="3"/>62.63 |... 351,357,362 |</text:p>
      <text:p text:style-name="P3"><text:s text:c="2"/>ContributionWallet.sol <text:s text:c="4"/>| <text:s text:c="6"/>75 | <text:s text:c="6"/>30 | <text:s text:c="3"/>66.67 | <text:s text:c="6"/>75 | <text:s text:c="9"/>64,66 |</text:p>
      <text:p text:style-name="P3"><text:s text:c="2"/>MSP.sol <text:s text:c="19"/>| <text:s text:c="5"/>100 | <text:s text:c="5"/>100 | <text:s text:c="5"/>100 | <text:s text:c="5"/>100 | <text:s text:c="15"/>|</text:p>
      <text:p text:style-name="P3"><text:s text:c="2"/>MSPPlaceholder.sol <text:s text:c="8"/>| <text:s text:c="3"/>19.05 | <text:s text:c="7"/>0 | <text:s text:c="4"/>12.5 | <text:s text:c="6"/>16 |... 129,130,131 |</text:p>
      <text:p text:style-name="P3"><text:s text:c="2"/>MiniMeToken.sol <text:s text:c="11"/>| <text:s text:c="3"/>71.43 | <text:s text:c="3"/>57.35 | <text:s text:c="4"/>91.3 | <text:s text:c="3"/>77.06 |... 507,508,509 |</text:p>
      <text:p text:style-name="P3"><text:s text:c="2"/>MultiSigWallet.sol <text:s text:c="8"/>| <text:s text:c="4"/>6.38 | <text:s text:c="4"/>4.55 | <text:s text:c="4"/>7.69 | <text:s text:c="4"/>6.48 |... 356,357,358 |</text:p>
      <text:p text:style-name="P3"><text:s text:c="2"/>ReferalsTokenHolder.sol <text:s text:c="3"/>| <text:s text:c="3"/>64.29 | <text:s text:c="6"/>50 | <text:s text:c="3"/>66.67 | <text:s text:c="3"/>56.25 |... 44,45,46,47 |</text:p>
      <text:p text:style-name="P3"><text:s text:c="2"/>SIT.sol <text:s text:c="19"/>| <text:s text:c="5"/>100 | <text:s text:c="5"/>100 | <text:s text:c="5"/>100 | <text:s text:c="5"/>100 | <text:s text:c="15"/>|</text:p>
      <text:p text:style-name="P3"><text:s text:c="2"/>SITExchanger.sol <text:s text:c="10"/>| <text:s text:c="3"/>14.29 | <text:s text:c="7"/>0 | <text:s text:c="3"/>14.29 | <text:s text:c="3"/>13.64 |... 110,111,112 |</text:p>
      <text:p text:style-name="P3"><text:s/>contracts/interface/ <text:s text:c="7"/>| <text:s text:c="5"/>100 | <text:s text:c="3"/>83.33 | <text:s text:c="5"/>100 | <text:s text:c="5"/>100 | <text:s text:c="15"/>|</text:p>
      <text:p text:style-name="P3"><text:s text:c="2"/>ApproveAndCallReceiver.sol | <text:s text:c="5"/>100 | <text:s text:c="5"/>100 | <text:s text:c="5"/>100 | <text:s text:c="5"/>100 | <text:s text:c="15"/>|</text:p>
      <text:p text:style-name="P3"><text:s text:c="2"/>Burnable.sol <text:s text:c="14"/>| <text:s text:c="5"/>100 | <text:s text:c="6"/>75 | <text:s text:c="5"/>100 | <text:s text:c="5"/>100 | <text:s text:c="15"/>|</text:p>
      <text:p text:style-name="P3"><text:s text:c="2"/>Controlled.sol <text:s text:c="12"/>| <text:s text:c="5"/>100 | <text:s text:c="5"/>100 | <text:s text:c="5"/>100 | <text:s text:c="5"/>100 | <text:s text:c="15"/>|</text:p>
      <text:p text:style-name="P3"><text:s text:c="2"/>ERC20Token.sol <text:s text:c="12"/>| <text:s text:c="5"/>100 | <text:s text:c="5"/>100 | <text:s text:c="5"/>100 | <text:s text:c="5"/>100 | <text:s text:c="15"/>|</text:p>
      <text:p text:style-name="P3"><text:s text:c="2"/>Finalizable.sol <text:s text:c="11"/>| <text:s text:c="5"/>100 | <text:s text:c="5"/>100 | <text:s text:c="5"/>100 | <text:s text:c="5"/>100 | <text:s text:c="15"/>|</text:p>
      <text:p text:style-name="P3"><text:s text:c="2"/>MiniMeTokenI.sol <text:s text:c="10"/>| <text:s text:c="5"/>100 | <text:s text:c="5"/>100 | <text:s text:c="5"/>100 | <text:s text:c="5"/>100 | <text:s text:c="15"/>|</text:p>
      <text:p text:style-name="P3"><text:s text:c="2"/>TokenController.sol <text:s text:c="7"/>| <text:s text:c="5"/>100 | <text:s text:c="5"/>100 | <text:s text:c="5"/>100 | <text:s text:c="5"/>100 | <text:s text:c="15"/>|</text:p>
      <text:p text:style-name="P3"><text:s/>contracts/misc/ <text:s text:c="12"/>| <text:s text:c="3"/>61.11 | <text:s text:c="6"/>50 | <text:s text:c="3"/>41.67 | <text:s text:c="3"/>57.89 | <text:s text:c="15"/>|</text:p>
      <text:p text:style-name="P3"><text:s text:c="2"/>Migrations.sol <text:s text:c="12"/>| <text:s text:c="6"/>25 | <text:s text:c="7"/>0 | <text:s text:c="6"/>25 | <text:s text:c="6"/>20 | <text:s text:c="4"/>8,16,20,21 |</text:p>
      <text:p text:style-name="P3"><text:s text:c="2"/>SafeMath.sol <text:s text:c="14"/>| <text:s text:c="3"/>71.43 | <text:s text:c="3"/>66.67 | <text:s text:c="6"/>50 | <text:s text:c="3"/>71.43 | <text:s text:c="3"/>33,37,41,45 |</text:p>
      <text:p text:style-name="P3"><text:s/>contracts/test/ <text:s text:c="12"/>| <text:s text:c="3"/>63.64 | <text:s text:c="5"/>100 | <text:s text:c="3"/>66.67 | <text:s text:c="3"/>63.64 | <text:s text:c="15"/>|</text:p>
      <text:p text:style-name="P3"><text:s text:c="2"/>ContributionMock.sol <text:s text:c="6"/>| <text:s text:c="5"/>100 | <text:s text:c="5"/>100 | <text:s text:c="5"/>100 | <text:s text:c="5"/>100 | <text:s text:c="15"/>|</text:p>
      <text:p text:style-name="P3"><text:s text:c="2"/>MSPMock.sol <text:s text:c="15"/>| <text:s text:c="5"/>100 | <text:s text:c="5"/>100 | <text:s text:c="5"/>100 | <text:s text:c="5"/>100 | <text:s text:c="15"/>|</text:p>
      <text:p text:style-name="P3"><text:s text:c="2"/>MSPPlaceholderMock.sol <text:s text:c="4"/>| <text:s text:c="3"/>33.33 | <text:s text:c="5"/>100 | <text:s text:c="3"/>33.33 | <text:s text:c="3"/>33.33 | <text:s text:c="9"/>17,21 |</text:p>
      <text:p text:style-name="P3"><text:s text:c="2"/>SITExchangerMock.sol <text:s text:c="6"/>| <text:s text:c="7"/>0 | <text:s text:c="5"/>100 | <text:s text:c="7"/>0 | <text:s text:c="7"/>0 | <text:s text:c="9"/>13,17 |</text:p>
      <text:p text:style-name="P3"><text:s text:c="2"/>SITMock.sol <text:s text:c="15"/>| <text:s text:c="5"/>100 | <text:s text:c="5"/>100 | <text:s text:c="5"/>100 | <text:s text:c="5"/>100 | <text:s text:c="15"/>|</text:p>
      <text:p text:style-name="P3">-----------------------------|----------|----------|----------|----------|----------------|</text:p>
      <text:p text:style-name="P3">All files <text:s text:c="19"/>| <text:s text:c="3"/>49.02 | <text:s text:c="3"/>35.54 | <text:s text:c="3"/>50.39 | <text:s text:c="3"/>47.04 | <text:s text:c="15"/>|</text:p>
      <text:p text:style-name="P3">-----------------------------|----------|----------|----------|----------|----------------|</text:p>
      <text:p text:style-name="P3"/>
      <text:h text:style-name="Heading_20_3" text:outline-level="3">Errors <text:span text:style-name="T3">found</text:span></text:h>
      <text:p text:style-name="P7"><text:span text:style-name="T2"><text:s text:c="2"/>1) </text:span><text:span text:style-name="T1">Contract: Mothership tokens contribution Check buying tokens, aware for oversale:</text:span></text:p>
      <text:p text:style-name="P4"><text:s text:c="5"/><text:tab/>Error: VM Exception while processing transaction: revert</text:p>
      <text:p text:style-name="P4"/>
      <text:p text:style-name="P4"><text:s text:c="2"/>2) Contract: Mothership tokens contribution Finalize, check balances:</text:p>
      <text:p text:style-name="P4"><text:s text:c="5"/>AssertionError: expected 0 to be above 0</text:p>
      <text:p text:style-name="P4"/>
      <text:p text:style-name="P5"/>
      <text:p text:style-name="P5"/>
      <text:p text:style-name="P4"/>
      <text:p text:style-name="P4"/>
      <text:p text:style-name="P4"/>
      <text:h text:style-name="Heading_20_1" text:outline-level="1">Gas consumption</text:h>
      <text:p text:style-name="Text_20_body"/>
      <text:p text:style-name="Text_20_body"><text:s text:c="2"/>Contract: <text:span text:style-name="T5">Mothership tokens contribution</text:span></text:p>
      <text:p text:style-name="P2"><text:s text:c="4"/>✓ Deploys all contracts (25492253 gas)</text:p>
      <text:p text:style-name="P2"><text:s text:c="4"/>✓ MSP total supply and contribution limits</text:p>
      <text:p text:style-name="P2"><text:s text:c="4"/>✓ Check buying tokens, aware for oversale (305237 gas)</text:p>
      <text:p text:style-name="P2"><text:s text:c="4"/>✓ won't generate tokens for payments bellow the minimum_investment (68474 gas)</text:p>
      <text:p text:style-name="P2"><text:s text:c="4"/>✓ Finalize, check balances (298621 gas)</text:p>
      <text:p text:style-name="Text_20_body"/>
      <text:p text:style-name="Text_20_body"><text:soft-page-break/><text:s text:c="2"/>Contract: <text:span text:style-name="T5">MSP</text:span></text:p>
      <text:p text:style-name="P2"><text:s text:c="4"/>✓ Controler and only controler can burn (4196718 gas)</text:p>
      <text:p text:style-name="P2"><text:s text:c="4"/>✓ Burner can also burn it's own tokens (4168339 gas)</text:p>
      <text:p text:style-name="Text_20_body"/>
      <text:p text:style-name="Text_20_body"><text:s text:c="2"/>Contract: <text:span text:style-name="T5">MSP</text:span></text:p>
      <text:p text:style-name="P2"><text:s text:c="4"/>✓ A cloned Token will keep the original Token's transaction history (2799964 gas)</text:p>
      <text:p text:style-name="P2"><text:s text:c="4"/>✓ A cloned Token can be cloned whithout the calling createCloneToken (3560420 gas)</text:p>
      <text:p text:style-name="Text_20_body"/>
      <text:p text:style-name="Text_20_body"><text:s text:c="2"/>Contract: <text:span text:style-name="T5">MSP</text:span></text:p>
      <text:p text:style-name="P2"><text:s text:c="4"/>✓ creation: should have imported an initial balance of 100000000000000000000 from the old Token</text:p>
      <text:p text:style-name="P2"><text:s text:c="4"/>✓ transfers: should transfer 100000000000000000000 to accounts[1] with accounts[0] having 100000000000000000000 (110321 gas)</text:p>
      <text:p text:style-name="P2"><text:s text:c="4"/>✓ transfers: should fail when trying to transfer 100000000000000000001 to accounts[1] with accounts[0] having 100000000000000000000 (27994 gas)</text:p>
      <text:p text:style-name="P2"><text:s text:c="4"/>✓ approvals: msg.sender should approve 100 to accounts[1] (46240 gas)</text:p>
      <text:p text:style-name="P2"><text:s text:c="4"/>✓ approvals: msg.sender approves accounts[1] of 100 &amp; withdraws 20 once. (163426 gas)</text:p>
      <text:p text:style-name="P2"><text:s text:c="4"/>✓ approvals: msg.sender approves accounts[1] of 100 &amp; withdraws 20 twice. (268744 gas)</text:p>
      <text:p text:style-name="P2"><text:s text:c="4"/>✓ approvals: msg.sender approves accounts[1] of 100 &amp; withdraws 50 &amp; 60 (2nd tx should fail) (163426 gas)</text:p>
      <text:p text:style-name="P2"><text:s text:c="4"/>✓ approvals: attempt withdrawal from account with no allowance (should fail)</text:p>
      <text:p text:style-name="P2"><text:s text:c="4"/>✓ approvals: allow accounts[1] 100 to withdraw from accounts[0]. Withdraw 60 and then approve 0 &amp; attempt transfer. (179209 gas)</text:p>
      <text:p text:style-name="Text_20_body"/>
      <text:p text:style-name="Text_20_body"><text:s text:c="2"/>Contract: <text:span text:style-name="T5">MSP</text:span></text:p>
      <text:p text:style-name="P2"><text:s text:c="4"/>✓ Controler and only controler can mint (314247 gas)</text:p>
      <text:p text:style-name="Text_20_body"/>
      <text:p text:style-name="Text_20_body"><text:s text:c="2"/>Contract: <text:span text:style-name="T5">ReferalsTokenHolder</text:span></text:p>
      <text:p text:style-name="P2"><text:s text:c="4"/>✓ Referals can't spread tokens before the contribution finalizes (57903 gas)</text:p>
      <text:p text:style-name="P2"><text:s text:c="4"/>✓ Referals can spread tokens after the contribution finalizes (212468 gas)</text:p>
      <text:p text:style-name="Text_20_body"/>
      <text:p text:style-name="Text_20_body"><text:s text:c="2"/>Contract: <text:span text:style-name="T5">SIT</text:span></text:p>
      <text:p text:style-name="P2"><text:s text:c="4"/>✓ Deploys all contracts (6869721 gas)</text:p>
      <text:p text:style-name="P2"><text:s text:c="4"/>✓ total supply</text:p>
      <text:p text:style-name="P2"><text:s text:c="4"/>✓ nobody can buy (22097 gas)</text:p>
      <text:p text:style-name="P2"><text:s text:c="4"/>generate tokens</text:p>
      <text:p text:style-name="P2"><text:s text:c="6"/>✓ could generate SIT token for holder1 (145491 gas)</text:p>
      <text:p text:style-name="P2"><text:s text:c="6"/>✓ could generate SIT token for holder2 (107124 gas)</text:p>
      <text:p text:style-name="P2"><text:s text:c="6"/>✓ not transferable (24080 gas)</text:p>
      <text:p text:style-name="Text_20_body"/>
      <text:p text:style-name="P1"><text:soft-page-break/>·--------------------------------------------------------------------------------------|----------------------------·</text:p>
      <text:p text:style-name="P1">│ <text:s text:c="40"/>Gas <text:s text:c="41"/>· <text:s/>Block limit: 6721975 gas <text:s/>│</text:p>
      <text:p text:style-name="P1">····················································|··································|·····························</text:p>
      <text:p text:style-name="P1">│ <text:s/>Methods <text:s text:c="41"/>· <text:s text:c="10"/>21 gwei/gas <text:s text:c="11"/>· <text:s text:c="5"/>1399.84 nzd/eth <text:s text:c="6"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act <text:s text:c="15"/>· <text:s/>Method <text:s text:c="15"/>· <text:s/>Min <text:s text:c="4"/>· <text:s/>Max <text:s text:c="5"/>· <text:s/>Avg <text:s text:c="5"/>· <text:s/># calls <text:s text:c="4"/>· <text:s/>nzd (avg)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ApproveAndCallReceiver <text:s/>· <text:s/>receiveApproval <text:s text:c="6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finalize <text:s text:c="13"/>· <text:s text:c="2"/>41689 <text:s/>· <text:s text:c="2"/>271169 <text:s/>· <text:s text:c="2"/>156429 <text:s/>· <text:s text:c="10"/>2 <text:s/>· <text:s text:c="6"/>4.60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finalized <text:s text:c="12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initialize <text:s text:c="11"/>· <text:s text:c="6"/>- <text:s/>· <text:s text:c="7"/>- <text:s/>· <text:s text:c="2"/>330821 <text:s/>· <text:s text:c="10"/>1 <text:s/>· <text:s text:c="6"/>9.73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pauseContribution <text:s text:c="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resumeContribu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setMinimumInvestment <text:s/>· <text:s text:c="6"/>- <text:s/>· <text:s text:c="7"/>- <text:s/>· <text:s text:c="3"/>42586 <text:s/>· <text:s text:c="10"/>1 <text:s/>· <text:s text:c="6"/>1.25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Wallet <text:s text:c="5"/>· <text:s/>withdraw <text:s text:c="1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SPPlaceholderMock <text:s text:c="5"/>· <text:s/>setMockedTime <text:s text:c="8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addOwner <text:s text:c="1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changeRequirement <text:s text:c="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confirmTransac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executeTransac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removeOwner <text:s text:c="10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replaceOwner <text:s text:c="9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revokeConfirma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submitTransaction <text:s text:c="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ReferalsTokenHolder <text:s text:c="4"/>· <text:s/>spread <text:s text:c="15"/>· <text:s text:c="6"/>- <text:s/>· <text:s text:c="7"/>- <text:s/>· <text:s text:c="2"/>142232 <text:s/>· <text:s text:c="10"/>1 <text:s/>· <text:s text:c="6"/>4.18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collect <text:s text:c="1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<text:soft-page-break/>│ <text:s/>SITExchangerMock <text:s text:c="7"/>· <text:s/>onApprove <text:s text:c="12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onTransfer <text:s text:c="11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proxyPayment <text:s text:c="9"/>· <text:s text:c="6"/>- <text:s/>· <text:s text:c="7"/>- <text:s/>· <text:s text:c="3"/>98164 <text:s/>· <text:s text:c="10"/>1 <text:s/>· <text:s text:c="6"/>2.89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approve <text:s text:c="14"/>· <text:s text:c="2"/>15783 <text:s/>· <text:s text:c="3"/>46240 <text:s/>· <text:s text:c="3"/>41164 <text:s/>· <text:s text:c="10"/>6 <text:s/>· <text:s text:c="6"/>1.21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approveAndCall <text:s text:c="7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hangeBurner <text:s text:c="9"/>· <text:s text:c="6"/>- <text:s/>· <text:s text:c="7"/>- <text:s/>· <text:s text:c="3"/>28679 <text:s/>· <text:s text:c="10"/>1 <text:s/>· <text:s text:c="6"/>0.84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hangeController <text:s text:c="5"/>· <text:s text:c="2"/>28483 <text:s/>· <text:s text:c="3"/>28547 <text:s/>· <text:s text:c="3"/>28536 <text:s/>· <text:s text:c="10"/>6 <text:s/>· <text:s text:c="6"/>0.84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laimTokens <text:s text:c="10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reateCloneToken <text:s text:c="5"/>· <text:s text:c="6"/>- <text:s/>· <text:s text:c="7"/>- <text:s/>· <text:s/>2567969 <text:s/>· <text:s text:c="10"/>1 <text:s/>· <text:s text:c="5"/>75.49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destroyTokens <text:s text:c="8"/>· <text:s text:c="2"/>96259 <text:s/>· <text:s text:c="3"/>96623 <text:s/>· <text:s text:c="3"/>96441 <text:s/>· <text:s text:c="10"/>2 <text:s/>· <text:s text:c="6"/>2.84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enableTransfers <text:s text:c="6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generateTokens <text:s text:c="7"/>· <text:s text:c="2"/>83471 <text:s/>· <text:s text:c="2"/>121838 <text:s/>· <text:s text:c="2"/>114935 <text:s/>· <text:s text:c="10"/>6 <text:s/>· <text:s text:c="6"/>3.38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setMockedBlockNumber <text:s/>· <text:s text:c="2"/>27188 <text:s/>· <text:s text:c="3"/>27452 <text:s/>· <text:s text:c="3"/>27320 <text:s/>· <text:s text:c="10"/>4 <text:s/>· <text:s text:c="6"/>0.80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transfer <text:s text:c="13"/>· <text:s text:c="2"/>27994 <text:s/>· <text:s text:c="2"/>111025 <text:s/>· <text:s text:c="3"/>90091 <text:s/>· <text:s text:c="10"/>4 <text:s/>· <text:s text:c="6"/>2.65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transferFrom <text:s text:c="9"/>· <text:s/>105318 <text:s/>· <text:s text:c="2"/>117186 <text:s/>· <text:s text:c="2"/>114812 <text:s/>· <text:s text:c="10"/>5 <text:s/>· <text:s text:c="6"/>3.38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Deployments <text:s text:c="37"/>· <text:s text:c="33"/>· <text:s/>% of limit <text:s/>· <text:s text:c="12"/>│</text:p>
      <text:p text:style-name="P1">····················································|··········|···········|···········|··············|··············</text:p>
      <text:p text:style-name="P1">│ <text:s/>ApproveAndCallReceiver <text:s text:c="26"/>· <text:s/>269607 <text:s/>· <text:s/>3538253 <text:s/>· <text:s/>2555081 <text:s/>· <text:s text:c="7"/>38 % <text:s/>· <text:s text:c="5"/>75.11 <text:s/>│</text:p>
      <text:p text:style-name="P1">····················································|··········|···········|···········|··············|··············</text:p>
      <text:p text:style-name="P1">│ <text:s/>ContributionWallet <text:s text:c="30"/>· <text:s text:c="6"/>- <text:s/>· <text:s text:c="7"/>- <text:s/>· <text:s text:c="2"/>363792 <text:s/>· <text:s text:c="6"/>5.4 % <text:s/>· <text:s text:c="5"/>10.69 <text:s/>│</text:p>
      <text:p text:style-name="P1">·---------------------------------------------------|----------|-----------|-----------|--------------|-------------·</text:p>
      <text:p text:style-name="P1"/>
      <text:p text:style-name="P1"><text:s text:c="2"/>27 passing (4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ono" svg:font-family="Mono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1.612cm" fo:margin-left="2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1:57:40.500706815</meta:creation-date>
    <meta:editing-duration>PT17M29S</meta:editing-duration>
    <meta:editing-cycles>6</meta:editing-cycles>
    <meta:generator>LibreOffice/5.4.2.2$Linux_X86_64 LibreOffice_project/40m0$Build-2</meta:generator>
    <dc:date>2018-01-18T13:27:39.520958663</dc:date>
    <meta:document-statistic meta:table-count="0" meta:image-count="0" meta:object-count="0" meta:page-count="4" meta:paragraph-count="158" meta:word-count="1340" meta:character-count="14955" meta:non-whitespace-character-count="10066"/>
  </office:meta>
</office:document-meta>
</file>